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[<text:span text:style-name="T1">info?</text:span>] “Loading packages”</text:p>
      <text:p text:style-name="Text_20_body">standardize_data = true</text:p>
      <text:p text:style-name="Text_20_body">using Pkg # packages = [“CSV”, “DataFrames”, “JLD2”, “MLJ”, “MLJFlux”, “NNlib”, “Flux” “Plots”, “StatsBase”] # Pkg.add(packages)</text:p>
      <text:p text:style-name="Text_20_body">using CSV using DataFrames using JLD2 using MLJ using MLJFlux using NNlib using Flux using Random using Plots using StatsBase</text:p>
      <text:p text:style-name="Text_20_body">m = Pkg.Operations.Context().env.manifest println(” CSV $(m[findfirst(v -&gt; v.name == “CSV”, m)].version)“) println(”DataFrames $(m[findfirst(v -&gt; v.name == “DataFrames”, m)].version)“) println(” JLD2 $(m[findfirst(v -&gt; v.name == “JLD2”, m)].version)“) println(” MLJ $(m[findfirst(v -&gt; v.name == “MLJ”, m)].version)“) println(” MLJFlux $(m[findfirst(v -&gt; v.name == “MLJFlux”, m)].version)“) println(” Flux $(m[findfirst(v -&gt; v.name == “Flux”, m)].version)“) println(” NNlib $(m[findfirst(v -&gt; v.name == “NNlib”, m)].version)“) println(”Optimisers $(m[findfirst(v -&gt; v.name == “Optimisers”, m)].version)“) println(” Plots $(m[findfirst(v -&gt; v.name == “Plots”, m)].version)“) println(” StatsBase $(m[findfirst(v -&gt; v.name == “StatsBase”, m)].version)“) println()</text:p>
      <text:p text:style-name="Text_20_body">[<text:span text:style-name="T1">info?</text:span>] “Loading data”</text:p>
      <text:h text:style-name="Heading_20_1" text:outline-level="1"><text:bookmark-start text:name="load-testing-data"/>load testing data<text:bookmark-end text:name="load-testing-data"/></text:h>
      <text:p text:style-name="First_20_paragraph">[<text:span text:style-name="T1">assert?</text:span>] isfile(“data/clozapine_test.csv”) “File data/clozapine_test.csv cannot be opened!” println(“Loading: clozapine_test.csv”) test_data = CSV.read(“data/clozapine_test.csv”, header=true, DataFrame)</text:p>
      <text:h text:style-name="Heading_20_1" text:outline-level="1"><text:bookmark-start text:name="load-models"/>load models<text:bookmark-end text:name="load-models"/></text:h>
      <text:p text:style-name="First_20_paragraph">[<text:span text:style-name="T1">assert?</text:span>] isfile(“models/clozapine_regressor_model.jlso”) “File models/clozapine_regressor_model.jlso cannot be opened!” println(“Loading: clozapine_regressor_model.jlso”) clo_model_regressor = machine(“models/clozapine_regressor_model.jlso”) [<text:span text:style-name="T1">assert?</text:span>] isfile(“models/norclozapine_regressor_model.jlso”) “File models/norclozapine_regressor_model.jlso cannot be opened!” println(“Loading: norclozapine_regressor_model.jlso”) nclo_model_regressor = machine(“models/norclozapine_regressor_model.jlso”) [<text:span text:style-name="T1">assert?</text:span>] isfile(“models/scaler_clo.jld”) “File models/scaler_clo.jld cannot be opened!” println(“Loading: scaler_clo.jld”) scaler_clo = JLD2.load_object(“models/scaler_clo.jld”) [<text:span text:style-name="T1">assert?</text:span>] isfile(“models/scaler_nclo.jld”) “File models/scaler_nclo.jld cannot be opened!” println(“Loading: scaler_nclo.jld”) scaler_nclo = JLD2.load_object(“models/scaler_nclo.jld”)</text:p>
      <text:p text:style-name="Text_20_body">println() println(“Number of entries: $(nrows(test_data))”) println(“Number of features: $(ncol(test_data) - 2)”) println()</text:p>
      <text:p text:style-name="Text_20_body">[<text:span text:style-name="T1">info?</text:span>] “Predicting norclozapine level”</text:p>
      <text:p text:style-name="Text_20_body">data_nclo = Matrix(test_data[:, 3:end]) clo_level = test_data[:, 1] nclo_level = test_data[:, 2]</text:p>
      <text:h text:style-name="Heading_20_1" text:outline-level="1"><text:bookmark-start text:name="standardize"/>standardize<text:bookmark-end text:name="standardize"/></text:h>
      <text:p text:style-name="First_20_paragraph">standardize_data &amp;&amp; (data_nclo[:, 2:5] = StatsBase.transform(scaler_nclo, data_nclo[:, 2:5])) data_nclo[isnan.(data_nclo)] .= 0</text:p>
      <text:h text:style-name="Heading_20_1" text:outline-level="1"><text:bookmark-start text:name="create-dataframe"/>create DataFrame<text:bookmark-end text:name="create-dataframe"/></text:h>
      <text:p text:style-name="First_20_paragraph">x1 = DataFrame(:male=&gt;data_nclo[:, 1]) x2 = DataFrame(data_nclo[:, 2:5], [“age”, “dose”, “bmi”, “crp”]) x3 = DataFrame(data_nclo[:, 6:end], [“inducers_3a4”, “inhibitors_3a4”, “substrates_3a4”, “inducers_1a2”, “inhibitors_1a2”, “substrates_1a2”]) data_nclo = Float32.(hcat(x1, x2, x3)) data_nclo = coerce(data_nclo, :male=&gt;OrderedFactor{2}, :age=&gt;Continuous, :dose=&gt;Continuous, :bmi=&gt;Continuous, :crp=&gt;Continuous, :inducers_3a4=&gt;Continuous, :inhibitors_3a4=&gt;Continuous, :substrates_3a4=&gt;Continuous, :inducers_1a2=&gt;Continuous, :inhibitors_1a2=&gt;Continuous, :substrates_1a2=&gt;Continuous)</text:p>
      <text:h text:style-name="Heading_20_1" text:outline-level="1"><text:bookmark-start text:name="predict"/>predict<text:bookmark-end text:name="predict"/></text:h>
      <text:p text:style-name="First_20_paragraph">nclo_level_pred = MLJ.predict(nclo_model_regressor, data_nclo)</text:p>
      <text:p text:style-name="Text_20_body">println()</text:p>
      <text:p text:style-name="Text_20_body">[<text:span text:style-name="T1">info?</text:span>] “Predicting clozapine level”</text:p>
      <text:p text:style-name="Text_20_body">data_clo = Matrix(test_data[:, 3:end]) data_clo = hcat(data_clo[:, 1], nclo_level_pred, data_clo[:, 2:end])</text:p>
      <text:h text:style-name="Heading_20_1" text:outline-level="1"><text:bookmark-start text:name="standardize-1"/>standardize<text:bookmark-end text:name="standardize-1"/></text:h>
      <text:p text:style-name="First_20_paragraph">standardize_data &amp;&amp; (data_clo[:, 2:6] = StatsBase.transform(scaler_clo, data_clo[:, 2:6])) data_clo[isnan.(data_clo)] .= 0</text:p>
      <text:h text:style-name="Heading_20_1" text:outline-level="1"><text:bookmark-start text:name="create-dataframe-1"/>create DataFrame<text:bookmark-end text:name="create-dataframe-1"/></text:h>
      <text:p text:style-name="First_20_paragraph">x1 = DataFrame(:male=&gt;data_clo[:, 1]) x2 = DataFrame(data_clo[:, 2:6], [“nclo”, “age”, “dose”, “bmi”, “crp”]) x3 = DataFrame(data_clo[:, 7:end], [“inducers_3a4”, “inhibitors_3a4”, “substrates_3a4”, “inducers_1a2”, “inhibitors_1a2”, “substrates_1a2”]) data_clo = Float32.(hcat(x1, x2, x3)) data_clo = coerce(data_clo, :male=&gt;OrderedFactor{2}, :nclo=&gt;Continuous, :age=&gt;Continuous, :dose=&gt;Continuous, :bmi=&gt;Continuous, :crp=&gt;Continuous, :inducers_3a4=&gt;Continuous, :inhibitors_3a4=&gt;Continuous, :substrates_3a4=&gt;Continuous, :inducers_1a2=&gt;Continuous, :inhibitors_1a2=&gt;Continuous, :substrates_1a2=&gt;Continuous)</text:p>
      <text:p text:style-name="Text_20_body">clo_level_pred = MLJ.predict(clo_model_regressor, data_clo)</text:p>
      <text:p text:style-name="Text_20_body">clo_level_pred = round.(clo_level_pred, digits=1) nclo_level_pred = round.(nclo_level_pred, digits=1)</text:p>
      <text:p text:style-name="Text_20_body">println()</text:p>
      <text:p text:style-name="Text_20_body">[<text:span text:style-name="T1">info?</text:span>] “Regressor accuracy” println(“Predicted levels:”) error_clo = zeros(length(clo_level_pred)) error_nclo = zeros(length(nclo_level_pred)) for idx in eachindex(clo_level_pred) error_clo[idx] = round.(clo_level_pred[idx] - clo_level[idx], digits=2) error_nclo[idx] = round.(nclo_level_pred[idx] - nclo_level[idx], digits=2) println(“Subject ID: $idx LO level: $(clo_level[idx]) rediction: $(clo_level_pred[idx]) rror: $(error_clo[idx])”) println(“Subject ID: $idx CLO level: $(nclo_level[idx]) rediction: $(nclo_level_pred[idx]) rror: $(error_nclo[idx])”) println() end</text:p>
      <text:p text:style-name="Text_20_body">println(“Predicting: CLOZAPINE”) println(” R²:, round(RSquared()(clo_level_pred, clo_level), digits=2)) println(” RMSE:, round(RootMeanSquaredError()(clo_level_pred, clo_level), digits=2)) println(“Predicting: NORCLOZAPINE”) println(” R²:, round(RSquared()(nclo_level_pred, nclo_level), digits=2)) println(” RMSE:, round( RootMeanSquaredError()(nclo_level_pred, nclo_level), digits=2)) println()</text:p>
      <text:p text:style-name="Text_20_body">[<text:span text:style-name="T1">info?</text:span>] “Classifying into groups”</text:p>
      <text:p text:style-name="Text_20_body">println(“Classification based on predicted clozapine level:”) clo_group = repeat([“norm”], length(clo_level)) clo_group[clo_level .&gt; 550] .= “high” clo_group_pred = repeat([“norm”], length(clo_level_pred)) clo_group_pred[clo_level_pred .&gt; 550] .= “high”</text:p>
      <text:p text:style-name="Text_20_body">cm = zeros(Int64, 2, 2) cm[1, 1] = count(clo_group_pred[clo_group .== “norm”] .== “norm”) cm[1, 2] = count(clo_group_pred[clo_group .== “high”] .== “norm”) cm[2, 2] = count(clo_group_pred[clo_group .== “high”] .== “high”) cm[2, 1] = count(clo_group_pred[clo_group .== “norm”] .== “high”)</text:p>
      <text:p text:style-name="Text_20_body">println(“Confusion matrix:”) println(” misclassification rate: “, round(sum([cm[1, 2], cm[2, 1]]) / sum(cm), digits=2)) println(” accuracy: “, round(1 - sum([cm[1, 2], cm[2, 1]]) / sum(cm), digits=2)) println(”“” group norm high<text:line-break/>┌──────┬──────┐ norm │ $(lpad(cm[1, 1], 4, ” “)) │ $(lpad(cm[1, 2], 4,” “)) │ prediction ├──────┼──────┤ high │ $(lpad(cm[2, 1], 4,” “)) │ $(lpad(cm[2, 2], 4,” “)) │ └──────┴──────┘”““)</text:p>
      <text:p text:style-name="Text_20_body">println(“Classification adjusted for predicted norclozapine level:”) clo_group_pred_adj = repeat([“norm”], length(clo_level_pred)) clo_group_pred_adj[clo_level_pred .&gt; 550 .|| nclo_level_pred .&gt; 270] .= “high”</text:p>
      <text:p text:style-name="Text_20_body">cm = zeros(Int64, 2, 2) cm[1, 1] = count(clo_group_pred_adj[clo_group .== “norm”] .== “norm”) cm[1, 2] = count(clo_group_pred_adj[clo_group .== “high”] .== “norm”) cm[2, 2] = count(clo_group_pred_adj[clo_group .== “high”] .== “high”) cm[2, 1] = count(clo_group_pred_adj[clo_group .== “norm”] .== “high”)</text:p>
      <text:p text:style-name="Text_20_body">println(“Confusion matrix:”) println(” misclassification rate: “, round(sum([cm[1, 2], cm[2, 1]]) / sum(cm), digits=2)) println(” accuracy: “, round(1 - sum([cm[1, 2], cm[2, 1]]) / sum(cm), digits=2)) println(”“” group norm high<text:line-break/>┌──────┬──────┐ norm │ $(lpad(cm[1, 1], 4, ” “)) │ $(lpad(cm[1, 2], 4,” “)) │ prediction ├──────┼──────┤ high │ $(lpad(cm[2, 1], 4,” “)) │ $(lpad(cm[2, 2], 4,” “)) │ └──────┴──────┘”““)</text:p>
      <text:p text:style-name="Text_20_body">p1 = Plots.scatter(clo_level .- clo_level_pred, ylims=(-500, 500), xlabel=“patients”, ylabel=“error”, title=“clozapine [ng/mL]”, legend=false, xticks=(1:length(clo_level_pred), string.(1:length(clo_level_pred)))) # p1 = Plots.plot!(clo_level_pred, line=:dot, lw=2) p2 = Plots.scatter(nclo_level .- nclo_level_pred, ylims=(-200, 200), xlabel=“patients”, ylabel=“error”, title=“norclozapine [ng/mL]”, legend=false, xticks=(1:length(clo_level_pred), string.(1:length(clo_level_pred)))) # p2 = Plots.plot!(nclo_level_pred, label=“prediction”, line=:dot, lw=2) p = Plots.plot(p1, p2, layout=(2, 1)) savefig(p, “reports/rr_testing_accuracy.png”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ystem" style:font-pitch="variable" style:name="DejaVu Sans" svg:font-family="'DejaVu Sans'"/>
    <style:font-face style:font-family-generic="swiss" style:name="FreeSans" svg:font-family="FreeSans"/>
    <style:font-face style:font-family-generic="system" style:font-pitch="variable" style:name="FreeSans1" svg:font-family="FreeSans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adornments="Bold" style:font-family-generic="roman" style:font-pitch="variable" style:name="Times New Roman" svg:font-family="'Times New Roman'"/>
    <style:font-face style:font-adornments="Regular" style:font-family-generic="roman" style:font-pitch="variable" style:name="Times New Roman1" svg:font-family="'Times New Roman'"/>
  </office:font-face-decls>
  <office:styles>
    <style:default-style style:family="graphic">
      <style:graphic-properties draw:end-line-spacing-horizontal="2.83mm" draw:end-line-spacing-vertical="2.83mm" draw:fill-color="#729fcf" draw:shadow-offset-x="3mm" draw:shadow-offset-y="3mm" draw:start-line-spacing-horizontal="2.83mm" draw:start-line-spacing-vertical="2.83mm" style:flow-with-text="false" svg:stroke-color="#3465a4" fo:wrap-option="no-wrap"/>
      <style:paragraph-properties style:font-independent-line-spacing="false" style:line-break="strict" style:text-autospace="ideograph-alpha">
        <style:tab-stops/>
      </style:paragraph-properties>
      <style:text-properties style:country-asian="CN" style:country-complex="IN" style:font-name="Liberation Serif" style:font-name-asian="DejaVu Sans" style:font-name-complex="FreeSans1" style:font-size-asian="10.5pt" style:font-size-complex="12pt" style:language-asian="zh" style:language-complex="hi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12.7mm" style:text-autospace="ideograph-alpha" style:writing-mode="lr-tb" fo:hyphenation-ladder-count="no-limit" fo:orphans="2" fo:widows="2"/>
      <style:text-properties style:country-asian="CN" style:country-complex="IN" style:font-name="Liberation Serif" style:font-name-asian="DejaVu Sans" style:font-name-complex="FreeSans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master-page-name="" style:name="Standard">
      <style:paragraph-properties style:justify-single-word="false" style:page-number="auto" fo:line-height="200%" fo:text-align="justify"/>
      <style:text-properties style:font-family-generic="roman" style:font-name="Times New Roman1" style:font-pitch="variable" style:font-style-name="Regular" fo:font-family="'Times New Roman'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2.12mm" fo:margin-top="4.23mm"/>
      <style:text-properties style:font-family-asian="'DejaVu Sans'" style:font-family-complex="FreeSans" style:font-family-generic="roman" style:font-family-generic-asian="system" style:font-family-generic-complex="system" style:font-name="Times New Roman" style:font-name-asian="DejaVu Sans" style:font-name-complex="FreeSans1" style:font-pitch="variable" style:font-pitch-asian="variable" style:font-pitch-complex="variable" style:font-size-asian="14pt" style:font-size-complex="14pt" style:font-style-name="Bold" fo:font-family="'Times New Roman'" fo:font-size="12pt" fo:font-weight="bold"/>
    </style:style>
    <style:style style:class="text" style:display-name="Text body" style:family="paragraph" style:name="Text_20_body" style:parent-style-name="Standard">
      <style:paragraph-properties style:contextual-spacing="false" fo:line-height="200%" fo:margin-bottom="0mm" fo:margin-top="0mm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2.12mm" fo:margin-top="2.12mm"/>
      <style:text-properties style:font-family-complex="FreeSans" style:font-family-generic-complex="swiss" style:font-name-complex="FreeSans" style:font-size-asian="12pt" style:font-size-complex="12pt" style:font-style-asian="italic" style:font-style-complex="italic" fo:font-size="12pt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" style:font-size-asian="12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85mm" style:type="center"/>
          <style:tab-stop style:position="170mm" style:type="right"/>
        </style:tab-stops>
      </style:paragraph-properties>
    </style:style>
    <style:style style:class="extra" style:family="paragraph" style:name="Footer" style:parent-style-name="Header_20_and_20_Footer">
      <style:paragraph-properties text:line-number="0" text:number-lines="false">
        <style:tab-stops>
          <style:tab-stop style:position="85mm" style:type="center"/>
          <style:tab-stop style:position="170mm" style:type="right"/>
        </style:tab-stops>
      </style:paragraph-properties>
    </style:style>
    <style:style style:class="text" style:default-outline-level="1" style:display-name="Heading 1" style:family="paragraph" style:name="Heading_20_1" style:next-style-name="Text_20_body" style:parent-style-name="Heading">
      <style:paragraph-properties style:contextual-spacing="false" fo:margin-bottom="0mm" fo:margin-top="0mm"/>
      <style:text-properties style:font-size-asian="130%" style:font-size-complex="130%" style:font-weight-asian="bold" style:font-weight-complex="600" fo:font-size="12pt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style:contextual-spacing="false" fo:margin-bottom="0mm" fo:margin-top="0mm"/>
      <style:text-properties style:font-size-asian="115%" style:font-size-complex="115%" style:font-weight-asian="bold" style:font-weight-complex="600" fo:font-size="12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style:contextual-spacing="false" fo:margin-bottom="0mm" fo:margin-top="0mm"/>
      <style:text-properties style:font-size-asian="101%" style:font-size-complex="101%" style:font-weight-asian="bold" style:font-weight-complex="600" fo:font-size="12pt" fo:font-weight="bold"/>
    </style:style>
    <style:style style:class="text" style:default-outline-level="4" style:display-name="Heading 4" style:family="paragraph" style:hidden="true" style:name="Heading_20_4" style:next-style-name="Text_20_body" style:parent-style-name="Heading" loext:hidden="true">
      <style:paragraph-properties style:contextual-spacing="false" fo:margin-bottom="2.12mm" fo:margin-top="2.12mm"/>
      <style:text-properties style:font-size-asian="95%" style:font-size-complex="95%" style:font-style-asian="italic" style:font-style-complex="italic" style:font-weight-asian="bold" style:font-weight-complex="bold" fo:font-size="12pt" fo:font-style="italic" fo:font-weight="bold"/>
    </style:style>
    <style:style style:class="chapter" style:family="paragraph" style:name="Title" style:next-style-name="Text_20_body" style:parent-style-name="Heading">
      <style:paragraph-properties style:justify-single-word="false" fo:text-align="center"/>
      <style:text-properties style:font-size-asian="28pt" style:font-size-complex="28pt" style:font-weight-asian="bold" style:font-weight-complex="600" fo:font-size="24pt" fo:font-weight="bold"/>
    </style:style>
    <style:style style:class="chapter" style:family="paragraph" style:name="Subtitle" style:next-style-name="Text_20_body" style:parent-style-name="Heading">
      <style:paragraph-properties style:contextual-spacing="false" style:justify-single-word="false" fo:margin-bottom="2.12mm" fo:margin-top="1.06mm" fo:text-align="center"/>
      <style:text-properties style:font-size-asian="18pt" style:font-size-complex="18pt" fo:font-size="14pt"/>
    </style:style>
    <style:style style:class="html" style:display-name="Preformatted Text" style:family="paragraph" style:name="Preformatted_20_Text" style:parent-style-name="Standard">
      <style:paragraph-properties style:contextual-spacing="false" fo:margin-bottom="0mm" fo:margin-top="0mm"/>
      <style:text-properties style:font-family-asian="'Liberation Mono'" style:font-family-complex="'Liberation Mono'" style:font-family-generic="modern" style:font-family-generic-asian="modern" style:font-family-generic-complex="modern" style:font-name="Liberation Mono" style:font-name-asian="Liberation Mono" style:font-name-complex="Liberation Mono" style:font-pitch="fixed" style:font-pitch-asian="fixed" style:font-pitch-complex="fixed" style:font-size-asian="10pt" style:font-size-complex="10pt" fo:font-family="'Liberation Mono'" fo:font-size="10pt"/>
    </style:style>
    <style:style style:class="text" style:default-outline-level="5" style:display-name="Heading 5" style:family="paragraph" style:hidden="true" style:name="Heading_20_5" style:next-style-name="Text_20_body" style:parent-style-name="Heading" loext:hidden="true">
      <style:paragraph-properties style:contextual-spacing="false" fo:margin-bottom="1.06mm" fo:margin-top="2.12mm"/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hidden="true" style:name="Heading_20_6" style:next-style-name="Text_20_body" style:parent-style-name="Heading" loext:hidden="true">
      <style:paragraph-properties style:contextual-spacing="false" fo:margin-bottom="1.06mm" fo:margin-top="1.06mm"/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7" style:display-name="Heading 7" style:family="paragraph" style:hidden="true" style:name="Heading_20_7" style:next-style-name="Text_20_body" style:parent-style-name="Heading" loext:hidden="true">
      <style:paragraph-properties style:contextual-spacing="false" fo:margin-bottom="1.06mm" fo:margin-top="1.06mm"/>
      <style:text-properties style:font-size-asian="80%" style:font-size-complex="80%" style:font-weight-asian="bold" style:font-weight-complex="bold" fo:font-size="80%" fo:font-weight="bold"/>
    </style:style>
    <style:style style:class="text" style:default-outline-level="8" style:display-name="Heading 8" style:family="paragraph" style:hidden="true" style:name="Heading_20_8" style:next-style-name="Text_20_body" style:parent-style-name="Heading" loext:hidden="true">
      <style:paragraph-properties style:contextual-spacing="false" fo:margin-bottom="1.06mm" fo:margin-top="1.06mm"/>
      <style:text-properties style:font-size-asian="80%" style:font-size-complex="80%" style:font-style-asian="italic" style:font-style-complex="italic" style:font-weight-asian="bold" style:font-weight-complex="bold" fo:font-size="80%" fo:font-style="italic" fo:font-weight="bold"/>
    </style:style>
    <style:style style:class="text" style:default-outline-level="9" style:display-name="Heading 9" style:family="paragraph" style:hidden="true" style:name="Heading_20_9" style:next-style-name="Text_20_body" style:parent-style-name="Heading" loext:hidden="true">
      <style:paragraph-properties style:contextual-spacing="false" fo:margin-bottom="1.06mm" fo:margin-top="1.06mm"/>
      <style:text-properties style:font-size-asian="75%" style:font-size-complex="75%" style:font-weight-asian="bold" style:font-weight-complex="bold" fo:font-size="75%" fo:font-weight="bold"/>
    </style:style>
    <style:style style:class="text" style:default-outline-level="10" style:display-name="Heading 10" style:family="paragraph" style:hidden="true" style:name="Heading_20_10" style:next-style-name="Text_20_body" style:parent-style-name="Heading" loext:hidden="true">
      <style:paragraph-properties style:contextual-spacing="false" fo:margin-bottom="1.06mm" fo:margin-top="1.06mm"/>
      <style:text-properties style:font-size-asian="75%" style:font-size-complex="75%" style:font-weight-asian="bold" style:font-weight-complex="bold" fo:font-size="75%" fo:font-weight="bold"/>
    </style:style>
    <style:style style:class="index" style:display-name="Index Heading" style:family="paragraph" style:hidden="true" style:name="Index_20_Heading" style:parent-style-name="Heading" loext:hidden="true">
      <style:paragraph-properties style:auto-text-indent="false" text:line-number="0" text:number-lines="false" fo:margin-left="0mm" fo:margin-right="0mm" fo:text-indent="0mm"/>
      <style:text-properties style:font-size-asian="16pt" style:font-size-complex="16pt" style:font-weight-asian="bold" style:font-weight-complex="bold" fo:font-size="16pt" fo:font-weight="bold"/>
    </style:style>
    <style:style style:class="index" style:display-name="Bibliography 1" style:family="paragraph" style:name="Bibliography_20_1" style:parent-style-name="Index">
      <style:paragraph-properties style:auto-text-indent="false" style:contextual-spacing="false" style:line-height-at-least="4.23mm" fo:margin-bottom="4.23mm" fo:margin-left="6.77mm" fo:margin-right="0mm" fo:margin-top="0mm" fo:text-indent="-6.77mm">
        <style:tab-stops>
          <style:tab-stop style:position="6.77mm"/>
        </style:tab-stops>
      </style:paragraph-properties>
    </style:style>
    <style:style style:display-name="Internet link" style:family="text" style:name="Internet_20_link">
      <style:text-properties style:country-asian="none" style:country-complex="none" style:language-asian="zxx" style:language-complex="zxx" style:text-underline-color="font-color" style:text-underline-style="solid" style:text-underline-width="auto" fo:color="#000080" fo:country="none" fo:language="zxx" loext:opacity="100%"/>
    </style:style>
    <text:outline-style style:name="Outline">
      <text:outline-level-style style:num-format="" text:level="1" loext:num-list-format="%1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 loext:num-list-format="%2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 loext:num-list-format="%3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 loext:num-list-format="%4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 loext:num-list-format="%5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 loext:num-list-format="%6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 loext:num-list-format="%7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 loext:num-list-format="%8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 loext:num-list-format="%9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 loext:num-list-format="%10%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4.99mm"/>
    <style:default-page-layout>
      <style:page-layout-properties style:layout-grid-standard-mode="true" style:writing-mode="lr-tb"/>
    </style:default-page-layout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mm" style:layout-grid-base-height="5.5mm" style:layout-grid-base-width="3.7mm" style:layout-grid-color="#c0c0c0" style:layout-grid-display="true" style:layout-grid-lines="44" style:layout-grid-mode="none" style:layout-grid-print="true" style:layout-grid-ruby-below="false" style:layout-grid-ruby-height="0mm" style:layout-grid-snap-to="true" style:num-format="1" style:print-orientation="portrait" style:writing-mode="lr-tb" fo:margin-bottom="20mm" fo:margin-left="20mm" fo:margin-right="20mm" fo:margin-top="20mm" fo:page-height="297mm" fo:page-width="210.01mm" loext:margin-gutter="0mm">
        <style:footnote-sep style:adjustment="left" style:color="#000000" style:distance-after-sep="1.01mm" style:distance-before-sep="1.01mm" style:line-style="solid" style:rel-width="25%" style:width="0.18mm"/>
      </style:page-layout-properties>
      <style:header-style/>
      <style:footer-style>
        <style:header-footer-properties fo:margin-left="0mm" fo:margin-right="0mm" fo:margin-top="4.99mm" fo:min-height="0mm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11-08T18:39:18Z</meta:creation-date>
    <dc:date>2024-11-08T18:39:18Z</dc:date>
    <meta:user-defined meta:name="bibliography" meta:value-type="string">/home/eb/.pandoc/library.bib</meta:user-defined>
    <meta:user-defined meta:name="csl" meta:value-type="string">/home/eb/.pandoc/references.csl</meta:user-defined>
  </office:meta>
</office:document-meta>
</file>